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2</text:p>
      <text:h text:style-name="Heading_20_1" text:outline-level="1">Summary</text:h>
      <text:p text:style-name="Standard">This tool check every x seconds your public ip adress, if it changes (vpn fall down for example) it stops one or several programs.</text:p>
      <text:h text:style-name="Heading_20_1" text:outline-level="1">Setting</text:h>
      <text:p text:style-name="Standard">- You need to install JAVA on your computer</text:p>
      <text:p text:style-name="Standard">- Download the .jar</text:p>
      <text:p text:style-name="Standard">- Double click on it</text:p>
      <text:p text:style-name="Standard">- Click on the button « Update ip » to get your external ip address.</text:p>
      <text:p text:style-name="Standard">- Type the programs separated by semicolon that you would like to stop when the vpn is falling down (ex: utorrent.exe;firefox.exe)</text:p>
      <text:p text:style-name="Standard">- Click on start button and the program will check every x seconds your ip address, if it not the vpn's ip the programs will be stopped by this tool.</text:p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05T15:47:42.30</dc:date>
    <dc:creator>patrice roland</dc:creator>
    <meta:editing-duration>PT9M44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3" meta:word-count="154" meta:character-count="829"/>
  </office:meta>
</office:document-meta>
</file>